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officeooo:rsid="000aa22d" officeooo:paragraph-rsid="000aa22d"/>
    </style:style>
    <style:style style:name="P2" style:family="paragraph" style:parent-style-name="Standard">
      <style:text-properties fo:font-size="20pt" officeooo:rsid="000aa22d" officeooo:paragraph-rsid="000aa22d" style:font-size-asian="17.5pt" style:font-size-complex="20pt"/>
    </style:style>
    <style:style style:name="P3" style:family="paragraph" style:parent-style-name="Standard">
      <style:text-properties fo:font-size="12pt" officeooo:rsid="000aa22d" officeooo:paragraph-rsid="000aa22d" style:font-size-asian="10.5pt" style:font-size-complex="12pt"/>
    </style:style>
    <style:style style:name="P4" style:family="paragraph" style:parent-style-name="Standard">
      <style:text-properties fo:font-size="16pt" officeooo:rsid="000bf96d" officeooo:paragraph-rsid="000aa22d" style:font-size-asian="14pt" style:font-size-complex="16pt"/>
    </style:style>
    <style:style style:name="P5" style:family="paragraph" style:parent-style-name="Standard">
      <style:text-properties fo:font-size="20pt" officeooo:rsid="000bf96d" officeooo:paragraph-rsid="000bf96d" style:font-size-asian="17.5pt" style:font-size-complex="20pt"/>
    </style:style>
    <style:style style:name="P6" style:family="paragraph" style:parent-style-name="Standard">
      <style:text-properties fo:font-size="16pt" officeooo:rsid="000bf96d" officeooo:paragraph-rsid="000bf96d" style:font-size-asian="14pt" style:font-size-complex="16pt"/>
    </style:style>
    <style:style style:name="P7" style:family="paragraph" style:parent-style-name="Standard">
      <style:text-properties fo:font-size="16pt" officeooo:rsid="000bf96d" officeooo:paragraph-rsid="00112ba5" style:font-size-asian="14pt" style:font-size-complex="16pt"/>
    </style:style>
    <style:style style:name="P8" style:family="paragraph" style:parent-style-name="Standard">
      <style:text-properties fo:font-size="20pt" officeooo:rsid="000bf96d" officeooo:paragraph-rsid="00112ba5" style:font-size-asian="17.5pt" style:font-size-complex="20pt"/>
    </style:style>
    <style:style style:name="P9" style:family="paragraph" style:parent-style-name="Standard">
      <style:text-properties fo:font-size="16pt" officeooo:rsid="00112ba5" officeooo:paragraph-rsid="00112ba5" style:font-size-asian="14pt" style:font-size-complex="16pt"/>
    </style:style>
    <style:style style:name="P10" style:family="paragraph" style:parent-style-name="Standard">
      <style:text-properties fo:font-size="16pt" officeooo:rsid="00112ba5" officeooo:paragraph-rsid="00114271" style:font-size-asian="14pt" style:font-size-complex="16pt"/>
    </style:style>
    <style:style style:name="P11" style:family="paragraph" style:parent-style-name="Standard">
      <style:text-properties fo:font-size="16pt" officeooo:rsid="00114271" officeooo:paragraph-rsid="00114271" style:font-size-asian="14pt" style:font-size-complex="16pt"/>
    </style:style>
    <style:style style:name="P12" style:family="paragraph" style:parent-style-name="Standard">
      <style:text-properties fo:font-size="16pt" officeooo:rsid="00114271" officeooo:paragraph-rsid="00131ee1" style:font-size-asian="14pt" style:font-size-complex="16pt"/>
    </style:style>
    <style:style style:name="P13" style:family="paragraph" style:parent-style-name="Standard">
      <style:text-properties fo:font-size="16pt" officeooo:rsid="00114271" officeooo:paragraph-rsid="00148e1d" style:font-size-asian="14pt" style:font-size-complex="16pt"/>
    </style:style>
    <style:style style:name="P14" style:family="paragraph" style:parent-style-name="Standard">
      <style:text-properties fo:font-size="16pt" officeooo:rsid="00131ee1" officeooo:paragraph-rsid="00148e1d" style:font-size-asian="14pt" style:font-size-complex="16pt"/>
    </style:style>
    <style:style style:name="P15" style:family="paragraph" style:parent-style-name="Standard">
      <style:text-properties fo:font-size="16pt" officeooo:rsid="00179585" officeooo:paragraph-rsid="00179585" style:font-size-asian="14pt" style:font-size-complex="16pt"/>
    </style:style>
    <style:style style:name="P16" style:family="paragraph" style:parent-style-name="Standard">
      <style:text-properties fo:font-size="16pt" officeooo:rsid="00112ba5" officeooo:paragraph-rsid="00148e1d" style:font-size-asian="14pt" style:font-size-complex="16pt"/>
    </style:style>
    <style:style style:name="P17" style:family="paragraph" style:parent-style-name="Standard">
      <style:text-properties fo:font-size="16pt" officeooo:rsid="00112ba5" officeooo:paragraph-rsid="00180d6f" style:font-size-asian="14pt" style:font-size-complex="16pt"/>
    </style:style>
    <style:style style:name="P18" style:family="paragraph" style:parent-style-name="Standard">
      <style:text-properties fo:font-size="16pt" officeooo:rsid="00114271" officeooo:paragraph-rsid="00180d6f" style:font-size-asian="14pt" style:font-size-complex="16pt"/>
    </style:style>
    <style:style style:name="P19" style:family="paragraph" style:parent-style-name="Standard">
      <style:text-properties fo:font-size="16pt" officeooo:rsid="00131ee1" officeooo:paragraph-rsid="00180d6f" style:font-size-asian="14pt" style:font-size-complex="16pt"/>
    </style:style>
    <style:style style:name="P20" style:family="paragraph" style:parent-style-name="Standard">
      <style:text-properties fo:font-size="16pt" officeooo:rsid="00131ee1" officeooo:paragraph-rsid="0019155e" style:font-size-asian="14pt" style:font-size-complex="16pt"/>
    </style:style>
    <style:style style:name="P21" style:family="paragraph" style:parent-style-name="Standard">
      <style:text-properties fo:font-size="16pt" officeooo:rsid="00114271" officeooo:paragraph-rsid="0019155e" style:font-size-asian="14pt" style:font-size-complex="16pt"/>
    </style:style>
    <style:style style:name="P22" style:family="paragraph" style:parent-style-name="Standard">
      <style:text-properties fo:font-size="16pt" officeooo:rsid="00114271" officeooo:paragraph-rsid="0024cba5" style:font-size-asian="14pt" style:font-size-complex="16pt"/>
    </style:style>
    <style:style style:name="P23" style:family="paragraph" style:parent-style-name="Standard">
      <style:text-properties fo:font-size="16pt" officeooo:rsid="00131ee1" officeooo:paragraph-rsid="001f34db" style:font-size-asian="14pt" style:font-size-complex="16pt"/>
    </style:style>
    <style:style style:name="P24" style:family="paragraph" style:parent-style-name="Standard">
      <style:text-properties fo:font-size="16pt" officeooo:rsid="00114271" officeooo:paragraph-rsid="001f34db" style:font-size-asian="14pt" style:font-size-complex="16pt"/>
    </style:style>
    <style:style style:name="P25" style:family="paragraph" style:parent-style-name="Standard">
      <style:text-properties fo:font-size="16pt" officeooo:rsid="00114271" officeooo:paragraph-rsid="0027bc75" style:font-size-asian="14pt" style:font-size-complex="16pt"/>
    </style:style>
    <style:style style:name="P26" style:family="paragraph" style:parent-style-name="Standard">
      <style:text-properties fo:font-size="16pt" officeooo:rsid="00114271" officeooo:paragraph-rsid="00371726" style:font-size-asian="14pt" style:font-size-complex="16pt"/>
    </style:style>
    <style:style style:name="P27" style:family="paragraph" style:parent-style-name="Standard">
      <style:text-properties fo:font-size="16pt" officeooo:rsid="00371726" officeooo:paragraph-rsid="00371726" style:font-size-asian="14pt" style:font-size-complex="16pt"/>
    </style:style>
    <style:style style:name="P28" style:family="paragraph" style:parent-style-name="Standard">
      <style:text-properties fo:font-size="20pt" officeooo:rsid="002857ec" officeooo:paragraph-rsid="002857ec" style:font-size-asian="17.5pt" style:font-size-complex="20pt"/>
    </style:style>
    <style:style style:name="P29" style:family="paragraph" style:parent-style-name="Standard">
      <style:text-properties fo:font-size="16pt" officeooo:rsid="002857ec" officeooo:paragraph-rsid="002857ec" style:font-size-asian="14pt" style:font-size-complex="16pt"/>
    </style:style>
    <style:style style:name="P30" style:family="paragraph" style:parent-style-name="Standard">
      <style:text-properties fo:font-size="16pt" officeooo:rsid="002857ec" officeooo:paragraph-rsid="002d92e2" style:font-size-asian="14pt" style:font-size-complex="16pt"/>
    </style:style>
    <style:style style:name="P31" style:family="paragraph" style:parent-style-name="Standard">
      <style:text-properties fo:font-size="16pt" officeooo:rsid="002ceb6e" officeooo:paragraph-rsid="002d92e2" style:font-size-asian="14pt" style:font-size-complex="16pt"/>
    </style:style>
    <style:style style:name="P32" style:family="paragraph" style:parent-style-name="Standard">
      <style:text-properties fo:font-size="16pt" officeooo:rsid="002ceb6e" officeooo:paragraph-rsid="002ceb6e" style:font-size-asian="14pt" style:font-size-complex="16pt"/>
    </style:style>
    <style:style style:name="P33" style:family="paragraph" style:parent-style-name="Standard">
      <style:text-properties fo:font-size="20pt" officeooo:rsid="002ceb6e" officeooo:paragraph-rsid="002ceb6e" style:font-size-asian="17.5pt" style:font-size-complex="20pt"/>
    </style:style>
    <style:style style:name="P34" style:family="paragraph" style:parent-style-name="Standard">
      <style:text-properties fo:font-size="16pt" officeooo:rsid="002f4166" officeooo:paragraph-rsid="002ceb6e" style:font-size-asian="14pt" style:font-size-complex="16pt"/>
    </style:style>
    <style:style style:name="P35" style:family="paragraph" style:parent-style-name="Standard">
      <style:text-properties fo:font-size="20pt" officeooo:rsid="0038f0c3" officeooo:paragraph-rsid="00390894" style:font-size-asian="17.5pt" style:font-size-complex="20pt"/>
    </style:style>
    <style:style style:name="P36" style:family="paragraph" style:parent-style-name="Standard">
      <style:text-properties fo:font-size="16pt" officeooo:rsid="00390894" officeooo:paragraph-rsid="00390894" style:font-size-asian="14pt" style:font-size-complex="16pt"/>
    </style:style>
    <style:style style:name="P37" style:family="paragraph" style:parent-style-name="Standard">
      <style:text-properties fo:font-size="16pt" officeooo:rsid="00390894" officeooo:paragraph-rsid="003ab7e6" style:font-size-asian="14pt" style:font-size-complex="16pt"/>
    </style:style>
    <style:style style:name="P38" style:family="paragraph" style:parent-style-name="Standard">
      <style:text-properties fo:font-size="16pt" officeooo:rsid="00390894" officeooo:paragraph-rsid="0038f0c3" style:font-size-asian="14pt" style:font-size-complex="16pt"/>
    </style:style>
    <style:style style:name="P39" style:family="paragraph" style:parent-style-name="Standard">
      <style:text-properties fo:font-size="16pt" officeooo:rsid="003a4856" officeooo:paragraph-rsid="003ab7e6" style:font-size-asian="14pt" style:font-size-complex="16pt"/>
    </style:style>
    <style:style style:name="P40" style:family="paragraph" style:parent-style-name="Standard">
      <style:text-properties fo:font-size="16pt" officeooo:rsid="003ab7e6" officeooo:paragraph-rsid="003ab7e6" style:font-size-asian="14pt" style:font-size-complex="16pt"/>
    </style:style>
    <style:style style:name="P41" style:family="paragraph" style:parent-style-name="Standard">
      <style:text-properties fo:font-size="16pt" officeooo:rsid="00390894" officeooo:paragraph-rsid="003bcc7e" style:font-size-asian="14pt" style:font-size-complex="16pt"/>
    </style:style>
    <style:style style:name="P42" style:family="paragraph" style:parent-style-name="Standard">
      <style:text-properties fo:font-size="16pt" officeooo:rsid="00390894" officeooo:paragraph-rsid="003d70e9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8e1d" style:font-size-asian="14pt" style:font-size-complex="16pt"/>
    </style:style>
    <style:style style:name="T3" style:family="text">
      <style:text-properties fo:font-size="16pt" officeooo:rsid="00371726" style:font-size-asian="14pt" style:font-size-complex="16pt"/>
    </style:style>
    <style:style style:name="T4" style:family="text">
      <style:text-properties fo:font-size="16pt" officeooo:rsid="000bf96d" style:font-size-asian="14pt" style:font-size-complex="16pt"/>
    </style:style>
    <style:style style:name="T5" style:family="text">
      <style:text-properties officeooo:rsid="00112ba5"/>
    </style:style>
    <style:style style:name="T6" style:family="text">
      <style:text-properties officeooo:rsid="00114271"/>
    </style:style>
    <style:style style:name="T7" style:family="text">
      <style:text-properties officeooo:rsid="00131ee1"/>
    </style:style>
    <style:style style:name="T8" style:family="text">
      <style:text-properties officeooo:rsid="00148e1d"/>
    </style:style>
    <style:style style:name="T9" style:family="text">
      <style:text-properties officeooo:rsid="00371726"/>
    </style:style>
    <style:style style:name="T10" style:family="text">
      <style:text-properties officeooo:rsid="0015da79"/>
    </style:style>
    <style:style style:name="T11" style:family="text">
      <style:text-properties officeooo:rsid="00179585"/>
    </style:style>
    <style:style style:name="T12" style:family="text">
      <style:text-properties officeooo:rsid="00180d6f"/>
    </style:style>
    <style:style style:name="T13" style:family="text">
      <style:text-properties officeooo:rsid="001f34db"/>
    </style:style>
    <style:style style:name="T14" style:family="text">
      <style:text-properties officeooo:rsid="0019155e"/>
    </style:style>
    <style:style style:name="T15" style:family="text">
      <style:text-properties officeooo:rsid="0022ff64"/>
    </style:style>
    <style:style style:name="T16" style:family="text">
      <style:text-properties officeooo:rsid="0023fed4"/>
    </style:style>
    <style:style style:name="T17" style:family="text">
      <style:text-properties officeooo:rsid="0024cba5"/>
    </style:style>
    <style:style style:name="T18" style:family="text">
      <style:text-properties officeooo:rsid="0026ac01"/>
    </style:style>
    <style:style style:name="T19" style:family="text">
      <style:text-properties officeooo:rsid="0027bc75"/>
    </style:style>
    <style:style style:name="T20" style:family="text">
      <style:text-properties fo:font-size="16pt" officeooo:rsid="002b950b" style:font-size-asian="14pt" style:font-size-complex="16pt"/>
    </style:style>
    <style:style style:name="T21" style:family="text">
      <style:text-properties fo:font-size="16pt" officeooo:rsid="0029df2e" style:font-size-asian="14pt" style:font-size-complex="16pt"/>
    </style:style>
    <style:style style:name="T22" style:family="text">
      <style:text-properties officeooo:rsid="0029df2e"/>
    </style:style>
    <style:style style:name="T23" style:family="text">
      <style:text-properties officeooo:rsid="003a4856"/>
    </style:style>
    <style:style style:name="T24" style:family="text">
      <style:text-properties officeooo:rsid="002b39da"/>
    </style:style>
    <style:style style:name="T25" style:family="text">
      <style:text-properties officeooo:rsid="002b950b"/>
    </style:style>
    <style:style style:name="T26" style:family="text">
      <style:text-properties officeooo:rsid="002d92e2"/>
    </style:style>
    <style:style style:name="T27" style:family="text">
      <style:text-properties officeooo:rsid="002f4166"/>
    </style:style>
    <style:style style:name="T28" style:family="text">
      <style:text-properties fo:font-size="16pt" officeooo:rsid="002d92e2" style:font-size-asian="14pt" style:font-size-complex="16pt"/>
    </style:style>
    <style:style style:name="T29" style:family="text">
      <style:text-properties fo:font-size="16pt" officeooo:rsid="002f4166" style:font-size-asian="14pt" style:font-size-complex="16pt"/>
    </style:style>
    <style:style style:name="T30" style:family="text">
      <style:text-properties fo:font-size="16pt" officeooo:rsid="00325659" style:font-size-asian="14pt" style:font-size-complex="16pt"/>
    </style:style>
    <style:style style:name="T31" style:family="text">
      <style:text-properties fo:font-size="16pt" officeooo:rsid="003a4856" style:font-size-asian="14pt" style:font-size-complex="16pt"/>
    </style:style>
    <style:style style:name="T32" style:family="text">
      <style:text-properties fo:font-size="16pt" officeooo:rsid="00390894" style:font-size-asian="14pt" style:font-size-complex="16pt"/>
    </style:style>
    <style:style style:name="T33" style:family="text">
      <style:text-properties officeooo:rsid="003ab7e6"/>
    </style:style>
    <style:style style:name="T34" style:family="text">
      <style:text-properties officeooo:rsid="003bcc7e"/>
    </style:style>
    <style:style style:name="T35" style:family="text">
      <style:text-properties officeooo:rsid="003d7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ct Overview:</text:p>
      <text:p text:style-name="P2"/>
      <text:p text:style-name="P3"><text:span text:style-name="T1"><text:tab/>The project’s aim is to implement a minimal file system </text:span><text:span text:style-name="T2">on the </text:span><text:span text:style-name="T3">L</text:span><text:span text:style-name="T2">inux <text:tab/>environment using</text:span><text:span text:style-name="T4"> the C programming language, </text:span><text:span text:style-name="T1">based on UFS(Unix <text:s text:c="5"/><text:tab/>file system) to transform the theoretical knowledge </text:span><text:span text:style-name="T4">in low-level systems</text:span><text:span text:style-name="T1"> <text:tab/>into practical experience. </text:span><text:span text:style-name="T4">Although the scope that is covers is minimal, <text:tab/>I was able to gain a vast amount of experience and information<text:tab/>regarding file systems.</text:span></text:p>
      <text:p text:style-name="P4"/>
      <text:p text:style-name="P4"/>
      <text:p text:style-name="P5">Learning and Design Process:</text:p>
      <text:p text:style-name="P6"/>
      <text:p text:style-name="P7"><text:tab/>My <text:span text:style-name="T5">journey</text:span> in low level systems began over six months ago, when I <text:tab/>read a <text:span text:style-name="T5">low level programming book written by Igor Zhirkov, where I </text:span></text:p>
      <text:p text:style-name="P7"><text:tab/><text:span text:style-name="T5">learned the assembly language, and a lot of information regarding this </text:span></text:p>
      <text:p text:style-name="P7"><text:tab/><text:span text:style-name="T5">this area. After that, I ventured into the realm of operating systems </text:span></text:p>
      <text:p text:style-name="P7"><text:tab/><text:span text:style-name="T5">where I read six chapters of the book “ Modern Operating Systems”, it <text:tab/>taught me about processes, threads, file management, memory <text:tab/>management, and so on. The knowledge about filesystems of whick I </text:span></text:p>
      <text:p text:style-name="P7"><text:tab/><text:span text:style-name="T5">implemented some of in my project was taken from this book.</text:span></text:p>
      <text:p text:style-name="P8"/>
      <text:p text:style-name="P8"><text:span text:style-name="T5">Error Log and Debugging Journal</text:span>:</text:p>
      <text:p text:style-name="P7"/>
      <text:p text:style-name="P7"><text:tab/><text:span text:style-name="T5">Here I will present some of the many major errors I faced while </text:span></text:p>
      <text:p text:style-name="P9"><text:tab/>implementing this project ( The original photos of the papers of which <text:tab/>I used to write the errors on is presented as a seperate file) :</text:p>
      <text:p text:style-name="P9"><text:tab/></text:p>
      <text:p text:style-name="P9"><text:tab/><text:tab/>. <text:span text:style-name="T6">Error #1: [</text:span><text:span text:style-name="T7">undefined reference for</text:span><text:span text:style-name="T6"> strnum].</text:span></text:p>
      <text:p text:style-name="P9"/>
      <text:p text:style-name="P9"><text:tab/><text:tab/><text:span text:style-name="T6">Description: </text:span><text:span text:style-name="T7">W</text:span><text:span text:style-name="T6">hile experimenting strnum’s functionality I faced<text:tab/><text:tab/>this issue.</text:span></text:p>
      <text:p text:style-name="P9"/>
      <text:p text:style-name="P10"><text:soft-page-break/><text:tab/><text:tab/><text:span text:style-name="T6">Why: At first, I thought it had to do with header inclusion, but a<text:tab/><text:tab/>after tracing the headers, I concluded that nothing is wrong with </text:span></text:p>
      <text:p text:style-name="P11"><text:tab/><text:tab/>them. So, I immediately deduced that it was a make file error <text:tab/><text:tab/><text:tab/>since no implementation or header issues were found. It turned <text:tab/><text:tab/>out that I forgot to include osapi.c in the compilation of the .so <text:tab/><text:tab/>file which had caused the issue.</text:p>
      <text:p text:style-name="P11"><text:tab/><text:tab/></text:p>
      <text:p text:style-name="P12"><text:tab/><text:tab/>Solution: included it in the compilation process of the .so file.</text:p>
      <text:p text:style-name="P12"><text:tab/><text:tab/></text:p>
      <text:p text:style-name="P12"><text:tab/><text:tab/>. <text:span text:style-name="T7">Error #2: [undefined reference for dinit].</text:span></text:p>
      <text:p text:style-name="P12"><text:tab/><text:tab/></text:p>
      <text:p text:style-name="P12"><text:tab/><text:tab/><text:span text:style-name="T7">Description: W</text:span>hile experimenting strnum’s functionality I faced<text:tab/><text:tab/>this issue.</text:p>
      <text:p text:style-name="P12"/>
      <text:p text:style-name="P12"><text:tab/><text:tab/><text:span text:style-name="T7">Why: At first, I realised that the same problem faced with strnum <text:tab/><text:tab/>is reappearing here, so the first place to check was the make file, <text:tab/><text:tab/>and luckily it was the last. The problem was that I had forgotten <text:tab/><text:tab/>to include the -fPIC flag for position independent code in the <text:tab/><text:tab/><text:tab/></text:span><text:span text:style-name="T8">osapi.o compilation line.</text:span></text:p>
      <text:p text:style-name="P12"/>
      <text:p text:style-name="P13"><text:tab/><text:tab/><text:span text:style-name="T7">Solution: </text:span><text:span text:style-name="T8">I placed the flag and the problem was resolved</text:span><text:span text:style-name="T7">.</text:span></text:p>
      <text:p text:style-name="P14"/>
      <text:p text:style-name="P14"><text:tab/><text:tab/><text:span text:style-name="T6">. </text:span>Error #<text:span text:style-name="T8">3</text:span>: [<text:span text:style-name="T8">dinit not functioning correctly</text:span>].</text:p>
      <text:p text:style-name="P13"><text:tab/><text:tab/></text:p>
      <text:p text:style-name="P13"><text:tab/><text:tab/><text:span text:style-name="T7">Description: W</text:span>hile experimenting <text:span text:style-name="T8">dinit</text:span>’s functionality I faced<text:tab/><text:tab/><text:tab/>this issue, <text:span text:style-name="T8">where it wasn’t initializing the experimental file I had <text:tab/><text:tab/>made to implement dinit on</text:span>.</text:p>
      <text:p text:style-name="P13"/>
      <text:p text:style-name="P13"><text:tab/><text:tab/><text:span text:style-name="T7">Why: </text:span><text:span text:style-name="T8">At first, I had absolut</text:span><text:span text:style-name="T9">e</text:span><text:span text:style-name="T8">ly no clue on what may be the issue, <text:tab/><text:tab/>but after resorting to using fstat I discovered that it was a “no <text:tab/><text:tab/><text:tab/>such file or directory” error, of which I was able to deduce that it <text:tab/><text:tab/>is a naming error. After searching a bit, I found out that the <text:tab/><text:tab/><text:tab/>“BasePath” </text:span><text:span text:style-name="T10">macro in disk.h had “/drive.” rather than “/disk.” as <text:tab/><text:tab/>the end of the path it was meant to be a name for.</text:span></text:p>
      <text:p text:style-name="P13"/>
      <text:p text:style-name="P14"><text:soft-page-break/><text:span text:style-name="T6"><text:tab/><text:tab/></text:span>Solution: <text:span text:style-name="T8">Used the correct name of the file which is disk.1</text:span>.</text:p>
      <text:p text:style-name="P14"/>
      <text:p text:style-name="P14"><text:span text:style-name="T6"><text:tab/><text:tab/>. </text:span>Error #<text:span text:style-name="T8">4</text:span>: [<text:span text:style-name="T10">dshow printing 0 as the number of blocks instead of <text:tab/><text:tab/>65535</text:span>].</text:p>
      <text:p text:style-name="P13"><text:tab/><text:tab/></text:p>
      <text:p text:style-name="P13"><text:tab/><text:tab/><text:span text:style-name="T7">Description: W</text:span>hile experimenting <text:span text:style-name="T10">dshow</text:span>’s functionality I faced<text:tab/><text:tab/>this issue.</text:p>
      <text:p text:style-name="P13"/>
      <text:p text:style-name="P13"><text:tab/><text:tab/><text:span text:style-name="T7">Why: </text:span><text:span text:style-name="T8">At first, </text:span><text:span text:style-name="T10">I thought it was related to the size </text:span><text:span text:style-name="T11">of the format <text:tab/><text:tab/>specif</text:span><text:span text:style-name="T9">i</text:span><text:span text:style-name="T11">ed in the printf function, then I traced back the source of <text:tab/><text:tab/>the information that I was printing, which showed me that the <text:tab/><text:tab/><text:tab/>issue wasn’t in the dshow function, but rather in the dmount <text:tab/><text:tab/><text:tab/>function. It turns out that when assigning the number of blocks to <text:tab/><text:tab/>dd→blocks variable was 65536 instead of 65535, larger than <text:tab/><text:tab/><text:tab/>what the variable can hold. I checked the size of disk.1 and it <text:tab/><text:tab/><text:tab/>was correct, </text:span><text:span text:style-name="T12">so I deduced that st_blocks may be including an <text:tab/><text:tab/><text:tab/>extra block for storing metadata</text:span><text:span text:style-name="T7">.</text:span></text:p>
      <text:p text:style-name="P15"/>
      <text:p text:style-name="P14"><text:span text:style-name="T6"><text:tab/><text:tab/></text:span>Solution: <text:span text:style-name="T11">Subtracted 1 from the the “blocks” variable during <text:tab/><text:tab/><text:tab/>assignment </text:span>.<text:span text:style-name="T5"><text:tab/><text:tab/></text:span><text:tab/></text:p>
      <text:p text:style-name="P16"><text:tab/><text:tab/></text:p>
      <text:p text:style-name="P17"><text:tab/><text:tab/><text:span text:style-name="T6">. </text:span><text:span text:style-name="T7">Error #</text:span><text:span text:style-name="T12">5</text:span><text:span text:style-name="T7">: [</text:span><text:span text:style-name="T13">reading 512 bytes from a region of size 34</text:span><text:span text:style-name="T7">].</text:span></text:p>
      <text:p text:style-name="P18"><text:tab/><text:tab/></text:p>
      <text:p text:style-name="P18"><text:tab/><text:tab/><text:span text:style-name="T7">Description: W</text:span>hile experimenting <text:span text:style-name="T12">dwrite</text:span>’s functionality I faced<text:tab/><text:tab/>this issue. <text:span text:style-name="T12">After hexdumping the file, one byte was written. </text:span><text:span text:style-name="T13">And <text:tab/><text:tab/>the error points out that one i-node is being written, rather than a <text:tab/><text:tab/>whole block</text:span>.</text:p>
      <text:p text:style-name="P18"/>
      <text:p text:style-name="P18"><text:tab/><text:tab/><text:span text:style-name="T7">Why: </text:span><text:span text:style-name="T8">At first, </text:span><text:span text:style-name="T12">I thought it was a problem with the macro itself, <text:tab/><text:tab/>so, I checked the address of the byte, converted it to <text:tab/><text:tab/><text:tab/><text:tab/>decimal format using the “dec” command, and deduced <text:tab/><text:tab/><text:tab/><text:tab/>that the byte was in the third block and was given 2. <text:tab/><text:tab/><text:tab/><text:tab/>After thinking a bit I discovered that the issue was that rather <text:tab/><text:tab/><text:tab/>than </text:span><text:span text:style-name="T14">initialising</text:span><text:span text:style-name="T12"> multiple bytes as intended, I had </text:span><text:span text:style-name="T14">initialised</text:span><text:span text:style-name="T12"> <text:tab/><text:tab/><text:tab/>only one byte </text:span><text:span text:style-name="T14">in dinit</text:span><text:span text:style-name="T7">.</text:span></text:p>
      <text:p text:style-name="P18"><text:soft-page-break/></text:p>
      <text:p text:style-name="P19"><text:span text:style-name="T6"><text:tab/><text:tab/></text:span>Solution: <text:span text:style-name="T12">Added a for loop that iterates throught the bytes</text:span>.<text:span text:style-name="T5"><text:tab/></text:span></text:p>
      <text:p text:style-name="P20"><text:tab/><text:tab/></text:p>
      <text:p text:style-name="P20"><text:span text:style-name="T6"><text:tab/><text:tab/>.</text:span>Error #<text:span text:style-name="T14">5</text:span>: [<text:span text:style-name="T15">i-node block printing a random number on the left of <text:tab/><text:tab/>the validtype filed(03)</text:span>].</text:p>
      <text:p text:style-name="P21"><text:tab/><text:tab/></text:p>
      <text:p text:style-name="P21"><text:tab/><text:tab/><text:span text:style-name="T7">Description: </text:span><text:span text:style-name="T15">I hexdumped disk.1 to make sure that the number <text:tab/><text:tab/>of (blocks, i-node blocks, inodes, </text:span><text:span text:style-name="T16">the magic number</text:span><text:span text:style-name="T15"> and so on) <text:tab/><text:tab/>are correct after <text:tab/>formatting the disk using fsformat. And then <text:tab/><text:tab/><text:tab/>this random number appeared on the left of the validtype field.</text:span></text:p>
      <text:p text:style-name="P21"/>
      <text:p text:style-name="P22"><text:tab/><text:tab/><text:span text:style-name="T7">Why: </text:span><text:span text:style-name="T15">I started by checking the size of each of (block, i-node, <text:tab/><text:tab/><text:tab/>and so on) </text:span><text:span text:style-name="T16">by calculating the sum of their fields</text:span><text:span text:style-name="T15">, and soon <text:tab/><text:tab/><text:tab/>discovered that the i-node is occupying 34 bytes instead of 32 <text:tab/><text:tab/>although the sum of its fields were 32 bytes. </text:span><text:span text:style-name="T16">While learning C I <text:tab/><text:tab/>had picked </text:span><text:span text:style-name="T17">the</text:span><text:span text:style-name="T16"> wrong idea that in a struct “packed” comes before <text:tab/><text:tab/>the name, although it must come after the struct is </text:span><text:span text:style-name="T17">initialise</text:span><text:span text:style-name="T16"> </text:span><text:span text:style-name="T7">.</text:span></text:p>
      <text:p text:style-name="P21"/>
      <text:p text:style-name="P20"><text:span text:style-name="T6"><text:tab/><text:tab/></text:span>Solution: <text:span text:style-name="T17">Put “packed” after initialising the structures rather than <text:tab/><text:tab/>before</text:span>.</text:p>
      <text:p text:style-name="P20"/>
      <text:p text:style-name="P23"><text:tab/><text:tab/><text:span text:style-name="T6">. </text:span>Error #<text:span text:style-name="T13">6</text:span>: <text:span text:style-name="T17">[I-node blocks </text:span><text:span text:style-name="T18">not </text:span><text:span text:style-name="T17">printed when printing the bitmap</text:span>].</text:p>
      <text:p text:style-name="P24"><text:tab/><text:tab/></text:p>
      <text:p text:style-name="P24"><text:tab/><text:tab/><text:span text:style-name="T7">Description: W</text:span>hile experimenting <text:span text:style-name="T18">the i-node functions</text:span> <text:tab/><text:tab/><text:tab/><text:tab/>functionality I faced <text:span text:style-name="T18">t</text:span>his issue, <text:span text:style-name="T18">where the bitmap was all zeros, <text:tab/><text:tab/>although 10 percent must be i-node blocks</text:span>.</text:p>
      <text:p text:style-name="P24"/>
      <text:p text:style-name="P24"><text:tab/><text:tab/><text:span text:style-name="T7">Why: </text:span><text:span text:style-name="T18">I started by checking the setbit</text:span><text:span text:style-name="T19">_</text:span><text:span text:style-name="T18"> and getbit</text:span><text:span text:style-name="T19">_</text:span><text:span text:style-name="T18"> i-node <text:tab/><text:tab/><text:tab/>functions where I discovered that in the condition of setting and <text:tab/><text:tab/>unsetting bits in the setbit function, I had called the macros to <text:tab/><text:tab/>call the function without assignin</text:span><text:span text:style-name="T9">g</text:span><text:span text:style-name="T18"> them to the pointer “byte” <text:tab/><text:tab/><text:tab/>which had caused their value to be lost, and therefore the bitmap <text:tab/><text:tab/>was zeros only</text:span><text:span text:style-name="T8">.</text:span></text:p>
      <text:p text:style-name="P24"/>
      <text:p text:style-name="P24"><text:tab/><text:tab/><text:span text:style-name="T7">Solution: </text:span><text:span text:style-name="T19">assign the setbit_ and unsetbit_ macro calls to “*byte”</text:span><text:span text:style-name="T7">.</text:span></text:p>
      <text:p text:style-name="P24"><text:soft-page-break/></text:p>
      <text:p text:style-name="P25"><text:tab/><text:tab/>. <text:span text:style-name="T7">Error #</text:span><text:span text:style-name="T19">7</text:span><text:span text:style-name="T7">: </text:span><text:span text:style-name="T17">[</text:span><text:span text:style-name="T19">At least 200 error messages regarding types and <text:tab/><text:tab/><text:tab/>decl</text:span><text:span text:style-name="T9">a</text:span><text:span text:style-name="T19">rations</text:span><text:span text:style-name="T7">].</text:span></text:p>
      <text:p text:style-name="P25"><text:tab/><text:tab/></text:p>
      <text:p text:style-name="P26"><text:tab/><text:tab/><text:span text:style-name="T7">Description: </text:span><text:span text:style-name="T19">This was one of the scariest errors since I didn’t <text:tab/><text:tab/><text:tab/>consider it at all. And since at the time I didn’t have any <text:tab/><text:tab/><text:tab/><text:tab/>exten</text:span><text:span text:style-name="T9">s</text:span><text:span text:style-name="T19">ions for C <text:s/>on vscode (I was using code-OSS on arch <text:tab/><text:tab/><text:tab/>linux), so the only way to debug was either searching through the <text:tab/><text:tab/>whole code base, or follwing the error messages, and since the <text:tab/><text:tab/>error messages didn’t provide any useful information except the <text:tab/><text:tab/>error being related to types, I was left with manual debugging</text:span>.</text:p>
      <text:p text:style-name="P25"/>
      <text:p text:style-name="P25"><text:tab/><text:tab/><text:span text:style-name="T7">Why: </text:span><text:span text:style-name="T19">After debugging the code base, it turned out that since I <text:tab/><text:tab/>hadn’t test runed the last few functions I wrote, there were a <text:tab/><text:tab/><text:tab/>dozen synta</text:span><text:span text:style-name="T9">c</text:span><text:span text:style-name="T19">tic errors scattered in them. And the ones that <text:tab/><text:tab/><text:tab/>caused the catastroph</text:span><text:span text:style-name="T9">e</text:span><text:span text:style-name="T19"> was a semi-colon in a header file <text:tab/><text:tab/><text:tab/><text:tab/>followed by definitions</text:span><text:span text:style-name="T8">.</text:span></text:p>
      <text:p text:style-name="P27"/>
      <text:p text:style-name="P25"><text:tab/><text:tab/><text:span text:style-name="T7">Solution: </text:span><text:span text:style-name="T19">Fixed the syntatic errors in the header files</text:span><text:span text:style-name="T7">.</text:span></text:p>
      <text:p text:style-name="P28"/>
      <text:p text:style-name="P28">Current Progress and Modifications:</text:p>
      <text:p text:style-name="P28"><text:span text:style-name="T1"><text:tab/>Currently the system supports the foll</text:span><text:span text:style-name="T3">o</text:span><text:span text:style-name="T1">wing </text:span><text:span text:style-name="T20">main</text:span><text:span text:style-name="T1"> features: <text:tab/><text:tab/><text:tab/><text:tab/>. Formatting the disk </text:span><text:span text:style-name="T21">drive</text:span><text:span text:style-name="T1">.</text:span></text:p>
      <text:p text:style-name="P29"><text:tab/><text:tab/>. Print information <text:span text:style-name="T22">about the disk.</text:span></text:p>
      <text:p text:style-name="P29"><text:tab/><text:tab/>. <text:span text:style-name="T22">Return information about a file.</text:span></text:p>
      <text:p text:style-name="P29"><text:tab/><text:tab/>. <text:span text:style-name="T22">Mounting the filesystem.</text:span></text:p>
      <text:p text:style-name="P29"><text:tab/><text:tab/>. <text:span text:style-name="T22">Unmounting the filesystem.</text:span></text:p>
      <text:p text:style-name="P29"><text:tab/><text:tab/>. <text:span text:style-name="T22">Creating i-nodes.</text:span></text:p>
      <text:p text:style-name="P29"><text:tab/><text:tab/>. <text:span text:style-name="T22">Finding i-nodes.</text:span></text:p>
      <text:p text:style-name="P29"><text:tab/><text:tab/>. <text:span text:style-name="T23">A</text:span><text:span text:style-name="T24">llocating i-nodes.</text:span></text:p>
      <text:p text:style-name="P29"><text:tab/><text:tab/>. <text:span text:style-name="T23">U</text:span><text:span text:style-name="T24">nallocating i-nodes.</text:span></text:p>
      <text:p text:style-name="P29"><text:tab/><text:tab/>. <text:span text:style-name="T24">Saving an Inode.</text:span></text:p>
      <text:p text:style-name="P29"><text:tab/><text:tab/>. <text:span text:style-name="T25">Reading a directory.</text:span></text:p>
      <text:p text:style-name="P29"><text:tab/><text:tab/>. <text:span text:style-name="T25">Checking if a filename is valid.</text:span></text:p>
      <text:p text:style-name="P30"><text:tab/></text:p>
      <text:p text:style-name="P31"><text:soft-page-break/><text:tab/><text:span text:style-name="T26">In add</text:span><text:span text:style-name="T9">i</text:span><text:span text:style-name="T26">tion to that I built a disk emulator which uses a file in the <text:tab/>filesystem to use as a disk. I built it so </text:span><text:span text:style-name="T27">I can simulate all the real disk <text:tab/>capabilities, whether creating, destroying, formatting, and test <text:tab/>filesystems without affecting real hardware.</text:span></text:p>
      <text:p text:style-name="P31"/>
      <text:p text:style-name="P31"><text:tab/>I am working on adding read, write, and many file and directory <text:tab/>functions so the filesystem can be complete. After that I may consider </text:p>
      <text:p text:style-name="P32"><text:tab/>introducing algorithms for security (such as AES encryption method <text:tab/>and SHA-256 for data integrity verification) and system recovery such <text:tab/>as journaling, or copy-on-write algorithms.</text:p>
      <text:p text:style-name="P32"/>
      <text:p text:style-name="P33">Reflection and Next Steps:</text:p>
      <text:p text:style-name="P33"><text:tab/><text:span text:style-name="T28">This project was a big leap from theoretical knowledge to pracitcal <text:tab/>experience. I learned about the data structures embedded in <text:tab/>filesystems, the depend</text:span><text:span text:style-name="T3">e</text:span><text:span text:style-name="T28">ncy between different functions of different <text:tab/>uses, </text:span><text:span text:style-name="T29">and how complicated the implementation is in comparison with <text:tab/>learning theoretical knowledge by reading a book for example. <text:tab/>Al</text:span><text:span text:style-name="T30">t</text:span><text:span text:style-name="T29">hough it is neither perfect or complete, I consider it as a stepping <text:tab/>stone for furth</text:span><text:span text:style-name="T3">e</text:span><text:span text:style-name="T29">r projects and work that I will do in the future.</text:span></text:p>
      <text:p text:style-name="P34"/>
      <text:p text:style-name="P35">Function-Level Documentation:</text:p>
      <text:p text:style-name="P35"><text:span text:style-name="T29"><text:tab/>. </text:span><text:span text:style-name="T1">fsformat: </text:span><text:span text:style-name="T31">T</text:span><text:span text:style-name="T1">his function formats the disk drive. </text:span></text:p>
      <text:p text:style-name="P35"><text:span text:style-name="T32"><text:tab/><text:tab/>P</text:span><text:span text:style-name="T1">arameters: </text:span></text:p>
      <text:p text:style-name="P35"><text:span text:style-name="T1"><text:tab/><text:tab/><text:tab/>. </text:span><text:span text:style-name="T32">A pointer to a disk structure.</text:span></text:p>
      <text:p text:style-name="P36"><text:tab/><text:tab/><text:tab/>. A pointer to bootsector structure.</text:p>
      <text:p text:style-name="P36"><text:tab/><text:tab/><text:tab/>. A boolean.</text:p>
      <text:p text:style-name="P37"><text:tab/><text:tab/>Return type: </text:p>
      <text:p text:style-name="P37"><text:span text:style-name="T23"><text:tab/><text:tab/><text:tab/>P</text:span>ointer to a filesystem structure.</text:p>
      <text:p text:style-name="P36"><text:tab/><text:tab/></text:p>
      <text:p text:style-name="P36"><text:tab/>. fsshow: <text:span text:style-name="T23">T</text:span>his function prints information about the disk.</text:p>
      <text:p text:style-name="P36"><text:tab/><text:tab/>Parameters: </text:p>
      <text:p text:style-name="P36"><text:tab/><text:tab/><text:tab/>. A pointer to a filesystem structure.</text:p>
      <text:p text:style-name="P38"><text:tab/><text:tab/><text:tab/>. A boolean.</text:p>
      <text:p text:style-name="P37"><text:tab/><text:tab/>Return type: </text:p>
      <text:p text:style-name="P37"><text:soft-page-break/><text:span text:style-name="T23"><text:tab/><text:tab/><text:tab/>v</text:span>oid.</text:p>
      <text:p text:style-name="P38"><text:tab/>. <text:span text:style-name="T23">fsstat: This function returns information about a fil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n 2 byte integer.</text:span></text:p>
      <text:p text:style-name="P38"/>
      <text:p text:style-name="P37"><text:tab/><text:tab/><text:span text:style-name="T23">Return type: </text:span></text:p>
      <text:p text:style-name="P39"><text:tab/><text:tab/><text:tab/>Pointer to a fileinfo structure.</text:p>
      <text:p text:style-name="P38"/>
      <text:p text:style-name="P38"><text:tab/>. <text:span text:style-name="T23">fsmount: This function mounts the filesystem.</text:span></text:p>
      <text:p text:style-name="P38"><text:tab/><text:tab/><text:span text:style-name="T23">Parameters:</text:span></text:p>
      <text:p text:style-name="P38"><text:tab/><text:tab/><text:tab/>. <text:span text:style-name="T23">A 1 byte integer.</text:span></text:p>
      <text:p text:style-name="P37"><text:tab/><text:tab/><text:span text:style-name="T23">Return type: </text:span></text:p>
      <text:p text:style-name="P39"><text:tab/><text:tab/><text:tab/>Pointer to a filesystem structure.</text:p>
      <text:p text:style-name="P38"><text:tab/>. <text:span text:style-name="T23">fsunmount: This function unmounts the filesystem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7"><text:tab/><text:tab/><text:span text:style-name="T23">Return type: </text:span></text:p>
      <text:p text:style-name="P39"><text:tab/><text:tab/><text:tab/>void</text:p>
      <text:p text:style-name="P38"><text:tab/>. <text:span text:style-name="T23">increate: This function creates an i-nod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 pointer to a filename structure.</text:span></text:p>
      <text:p text:style-name="P38"><text:tab/><text:tab/><text:tab/>. <text:span text:style-name="T23">An enum.</text:span></text:p>
      <text:p text:style-name="P37"><text:tab/><text:tab/><text:span text:style-name="T23">Return type: </text:span></text:p>
      <text:p text:style-name="P39"><text:tab/><text:tab/><text:tab/>A 2 byte integer.</text:p>
      <text:p text:style-name="P38"><text:tab/>. <text:span text:style-name="T33">findinode: Searches for an inode.</text:span></text:p>
      <text:p text:style-name="P38"><text:tab/><text:tab/><text:span text:style-name="T33">Parameters:</text:span></text:p>
      <text:p text:style-name="P38"><text:tab/><text:tab/><text:tab/>. <text:span text:style-name="T33">A pointer to a filesystem structure.</text:span></text:p>
      <text:p text:style-name="P38"><text:tab/><text:tab/><text:tab/>. <text:span text:style-name="T33">A 2 byte integer.</text:span></text:p>
      <text:p text:style-name="P37"><text:tab/><text:tab/><text:span text:style-name="T33">Return type: </text:span></text:p>
      <text:p text:style-name="P40"><text:tab/><text:tab/><text:tab/>Pointer to an inode structure.</text:p>
      <text:p text:style-name="P38"><text:tab/>. <text:span text:style-name="T33">inalloc: Allocates an inode.</text:span></text:p>
      <text:p text:style-name="P38"><text:tab/><text:tab/><text:span text:style-name="T33">Parameters:</text:span></text:p>
      <text:p text:style-name="P37"><text:tab/><text:tab/><text:tab/>. <text:span text:style-name="T33">A pointer to a filesystem structure.</text:span></text:p>
      <text:p text:style-name="P37"><text:soft-page-break/><text:tab/><text:tab/><text:span text:style-name="T33">Return type: </text:span></text:p>
      <text:p text:style-name="P40"><text:tab/><text:tab/><text:tab/>A 2 byte integer.</text:p>
      <text:p text:style-name="P37"><text:tab/>. <text:span text:style-name="T33">inunalloc: Unallocates an inode.</text:span></text:p>
      <text:p text:style-name="P37"><text:tab/><text:tab/><text:span text:style-name="T33">Parameters:</text:span></text:p>
      <text:p text:style-name="P37"><text:tab/><text:tab/><text:tab/>. <text:span text:style-name="T33">A pointer to a filesystem structure.</text:span></text:p>
      <text:p text:style-name="P37"><text:tab/><text:tab/><text:tab/>. <text:span text:style-name="T33">A 2 byte integer.</text:span></text:p>
      <text:p text:style-name="P37"><text:tab/><text:tab/><text:span text:style-name="T33">Return type: </text:span></text:p>
      <text:p text:style-name="P37"><text:tab/><text:tab/><text:tab/><text:span text:style-name="T33">boolean.</text:span></text:p>
      <text:p text:style-name="P37"><text:tab/>. <text:span text:style-name="T33">fssaveinode: Writes an inode.</text:span></text:p>
      <text:p text:style-name="P37"><text:tab/><text:tab/><text:span text:style-name="T33">Parameters:</text:span></text:p>
      <text:p text:style-name="P37"><text:tab/><text:tab/><text:tab/>. <text:span text:style-name="T33">A pointer to a filesystem structure.</text:span></text:p>
      <text:p text:style-name="P37"><text:tab/><text:tab/><text:tab/>. <text:span text:style-name="T33">A pointer to the inode we want to write .</text:span></text:p>
      <text:p text:style-name="P37"><text:tab/><text:tab/><text:tab/>. <text:span text:style-name="T33">A </text:span><text:span text:style-name="T34">pointer to the</text:span><text:span text:style-name="T33"> i-node.</text:span></text:p>
      <text:p text:style-name="P37"><text:tab/><text:tab/><text:span text:style-name="T33">Return type: </text:span></text:p>
      <text:p text:style-name="P37"><text:tab/><text:tab/><text:tab/><text:span text:style-name="T34">A pointer to the i-node. </text:span></text:p>
      <text:p text:style-name="P37"><text:tab/>. <text:span text:style-name="T34">readdir: Reads a directory.</text:span></text:p>
      <text:p text:style-name="P37"><text:tab/><text:tab/><text:span text:style-name="T34">Paramters:</text:span></text:p>
      <text:p text:style-name="P41"><text:tab/><text:tab/><text:tab/>. <text:span text:style-name="T33">A pointer to a filesystem structure.</text:span></text:p>
      <text:p text:style-name="P41"><text:tab/><text:tab/><text:tab/>. <text:span text:style-name="T34">A pointer to the inode.</text:span></text:p>
      <text:p text:style-name="P41"><text:tab/><text:tab/><text:tab/>. <text:span text:style-name="T34">A pointer to a filename structure..</text:span></text:p>
      <text:p text:style-name="P41"><text:tab/><text:tab/><text:span text:style-name="T34">Return type:</text:span></text:p>
      <text:p text:style-name="P41"><text:tab/><text:tab/><text:tab/><text:span text:style-name="T34">A pointer to the i-node.</text:span></text:p>
      <text:p text:style-name="P41"><text:tab/>. <text:span text:style-name="T35">validfname: Checks the validation of a file name.</text:span></text:p>
      <text:p text:style-name="P41"><text:tab/><text:tab/><text:span text:style-name="T35">Parameters:</text:span></text:p>
      <text:p text:style-name="P42"><text:tab/><text:tab/><text:tab/>. <text:span text:style-name="T33">A pointer to a filesystem structure.</text:span></text:p>
      <text:p text:style-name="P42"><text:tab/><text:tab/><text:tab/>. <text:span text:style-name="T35">An enum.</text:span></text:p>
      <text:p text:style-name="P42"><text:tab/><text:tab/><text:span text:style-name="T35">Return type:</text:span></text:p>
      <text:p text:style-name="P42"><text:tab/><text:tab/><text:tab/><text:span text:style-name="T35">boo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4pt" officeooo:rsid="000aa22d" officeooo:paragraph-rsid="000aa22d" style:font-size-asian="21pt" style:font-size-complex="2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TMFS Document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02:23:42.706649952</meta:creation-date>
    <dc:date>2025-11-06T22:25:52.190847349</dc:date>
    <meta:editing-duration>PT1H54M6S</meta:editing-duration>
    <meta:editing-cycles>10</meta:editing-cycles>
    <meta:generator>LibreOffice/25.8.1.1$Linux_X86_64 LibreOffice_project/580$Build-1</meta:generator>
    <meta:document-statistic meta:table-count="0" meta:image-count="0" meta:object-count="0" meta:page-count="8" meta:paragraph-count="151" meta:word-count="1682" meta:character-count="10314" meta:non-whitespace-character-count="8255"/>
  </office:meta>
</office:document-meta>
</file>